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9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8)),ISBLANK(B8)))" style:apply-style-name="cf2" style:base-cell-address="Data_Sheet.B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2" style:base-cell-address="Data_Sheet.B7"/>
      <style:map style:condition="is-true-formula(msoxl:AND(NOT(ISBLANK($A7)),ISBLANK(B7)))" style:apply-style-name="cf2" style:base-cell-address="Data_Sheet.B7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2" style:base-cell-address="Data_Sheet.B8"/>
      <style:map style:condition="is-true-formula(msoxl:AND(NOT(ISBLANK($A9)),ISBLANK(B9)))" style:apply-style-name="cf2" style:base-cell-address="Data_Sheet.B9"/>
      <style:map style:condition="is-true-formula(msoxl:AND(NOT(ISBLANK($A9)),ISBLANK(B9)))" style:apply-style-name="cf2" style:base-cell-address="Data_Sheet.B9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2" style:base-cell-address="Data_Sheet.C4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2" style:base-cell-address="Data_Sheet.C8"/>
      <style:map style:condition="is-true-formula(msoxl:AND(NOT(ISBLANK(A8)),ISBLANK(C8)))" style:apply-style-name="cf2" style:base-cell-address="Data_Sheet.C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2" style:base-cell-address="Data_Sheet.C7"/>
      <style:map style:condition="is-true-formula(msoxl:AND(NOT(ISBLANK(A7)),ISBLANK(C7)))" style:apply-style-name="cf2" style:base-cell-address="Data_Sheet.C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  <style:map style:condition="is-true-formula(msoxl:AND(NOT(ISBLANK($A5)),ISBLANK(B5)))" style:apply-style-name="cf2" style:base-cell-address="Data_Sheet.B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2" style:base-cell-address="Data_Sheet.B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2" style:base-cell-address="Data_Sheet.B6"/>
      <style:map style:condition="is-true-formula(msoxl:AND(NOT(ISBLANK($A6)),ISBLANK(B6)))" style:apply-style-name="cf2" style:base-cell-address="Data_Sheet.B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2" style:base-cell-address="Data_Sheet.C6"/>
      <style:map style:condition="is-true-formula(msoxl:AND(NOT(ISBLANK(A6)),ISBLANK(C6)))" style:apply-style-name="cf2" style:base-cell-address="Data_Sheet.C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  <style:map style:condition="is-true-formula(msoxl:AND(NOT(ISBLANK(A5)),ISBLANK(C5)))" style:apply-style-name="cf2" style:base-cell-address="Data_Sheet.C5"/>
    </style:style>
    <style:style style:name="ce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  <style:map style:condition="is-true-formula(msoxl:AND(NOT(ISBLANK(E8)),ISBLANK(D8)))" style:apply-style-name="cf2" style:base-cell-address="Data_Sheet.D8"/>
    </style:style>
    <style:style style:name="ce3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  <style:map style:condition="is-true-formula(msoxl:AND(NOT(ISBLANK(E7)),ISBLANK(D7)))" style:apply-style-name="cf2" style:base-cell-address="Data_Sheet.D7"/>
    </style:style>
    <style:style style:name="ce3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  <style:map style:condition="is-true-formula(msoxl:AND(NOT(ISBLANK(D8)),ISBLANK(E8)))" style:apply-style-name="cf2" style:base-cell-address="Data_Sheet.E8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  <style:map style:condition="is-true-formula(msoxl:AND(NOT(ISBLANK(D7)),ISBLANK(E7)))" style:apply-style-name="cf2" style:base-cell-address="Data_Sheet.E7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  <style:map style:condition="is-true-formula(msoxl:AND(NOT(ISBLANK(D9)),ISBLANK(E9)))" style:apply-style-name="cf2" style:base-cell-address="Data_Sheet.E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  <style:map style:condition="is-true-formula(msoxl:AND(NOT(ISBLANK(E9)),ISBLANK(D9)))" style:apply-style-name="cf2" style:base-cell-address="Data_Sheet.D9"/>
    </style:style>
    <style:style style:name="ce3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  <style:map style:condition="is-true-formula(msoxl:AND(NOT(ISBLANK(E5)),ISBLANK(D5)))" style:apply-style-name="cf2" style:base-cell-address="Data_Sheet.D5"/>
    </style:style>
    <style:style style:name="ce3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  <style:map style:condition="is-true-formula(msoxl:AND(NOT(ISBLANK(E6)),ISBLANK(D6)))" style:apply-style-name="cf2" style:base-cell-address="Data_Sheet.D6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  <style:map style:condition="is-true-formula(msoxl:AND(NOT(ISBLANK(E4)),ISBLANK(D4)))" style:apply-style-name="cf2" style:base-cell-address="Data_Sheet.D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F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  <style:map style:condition="is-true-formula(msoxl:AND(NOT(ISBLANK(D5)),ISBLANK(E5)))" style:apply-style-name="cf2" style:base-cell-address="Data_Sheet.E5"/>
    </style:style>
    <style:style style:name="ce4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F6)),ISBLANK(E6)))" style:apply-style-name="cf2" style:base-cell-address="Data_Sheet.E6"/>
      <style:map style:condition="is-true-formula(msoxl:AND(NOT(ISBLANK(D6)),ISBLANK(E6)))" style:apply-style-name="cf2" style:base-cell-address="Data_Sheet.E6"/>
      <style:map style:condition="is-true-formula(msoxl:AND(NOT(ISBLANK(D6)),ISBLANK(E6)))" style:apply-style-name="cf2" style:base-cell-address="Data_Sheet.E6"/>
    </style:style>
    <style:style style:name="ce4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F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  <style:map style:condition="is-true-formula(msoxl:AND(NOT(ISBLANK(D4)),ISBLANK(E4)))" style:apply-style-name="cf2" style:base-cell-address="Data_Sheet.E4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H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  <style:map style:condition="is-true-formula(msoxl:AND(NOT(ISBLANK(F4)),ISBLANK(G4)))" style:apply-style-name="cf2" style:base-cell-address="Data_Sheet.G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  <style:map style:condition="is-true-formula(msoxl:AND(NOT(ISBLANK(G4)),ISBLANK(F4)))" style:apply-style-name="cf2" style:base-cell-address="Data_Sheet.F4"/>
    </style:style>
    <style:style style:name="ce4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  <style:map style:condition="is-true-formula(msoxl:AND(NOT(ISBLANK(G5)),ISBLANK(F5)))" style:apply-style-name="cf2" style:base-cell-address="Data_Sheet.F5"/>
    </style:style>
    <style:style style:name="ce4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H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  <style:map style:condition="is-true-formula(msoxl:AND(NOT(ISBLANK(F5)),ISBLANK(G5)))" style:apply-style-name="cf2" style:base-cell-address="Data_Sheet.G5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2" style:base-cell-address="Data_Sheet.E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  <style:map style:condition="is-true-formula(msoxl:AND(NOT(ISBLANK(G6)),ISBLANK(F6)))" style:apply-style-name="cf2" style:base-cell-address="Data_Sheet.F6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H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  <style:map style:condition="is-true-formula(msoxl:AND(NOT(ISBLANK(F6)),ISBLANK(G6)))" style:apply-style-name="cf2" style:base-cell-address="Data_Sheet.G6"/>
    </style:style>
    <style:style style:name="ce4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  <style:map style:condition="is-true-formula(msoxl:AND(NOT(ISBLANK(G9)),ISBLANK(F9)))" style:apply-style-name="cf2" style:base-cell-address="Data_Sheet.F9"/>
    </style:style>
    <style:style style:name="ce5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  <style:map style:condition="is-true-formula(msoxl:AND(NOT(ISBLANK(G7)),ISBLANK(F7)))" style:apply-style-name="cf2" style:base-cell-address="Data_Sheet.F7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  <style:map style:condition="is-true-formula(msoxl:AND(NOT(ISBLANK(G8)),ISBLANK(F8)))" style:apply-style-name="cf2" style:base-cell-address="Data_Sheet.F8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  <style:map style:condition="is-true-formula(msoxl:AND(NOT(ISBLANK(F9)),ISBLANK(G9)))" style:apply-style-name="cf2" style:base-cell-address="Data_Sheet.G9"/>
    </style:style>
    <style:style style:name="ce5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  <style:map style:condition="is-true-formula(msoxl:AND(NOT(ISBLANK(F8)),ISBLANK(G8)))" style:apply-style-name="cf2" style:base-cell-address="Data_Sheet.G8"/>
    </style:style>
    <style:style style:name="ce5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  <style:map style:condition="is-true-formula(msoxl:AND(NOT(ISBLANK(F7)),ISBLANK(G7)))" style:apply-style-name="cf2" style:base-cell-address="Data_Sheet.G7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  <style:map style:condition="is-true-formula(msoxl:AND(NOT(ISBLANK(I5)),ISBLANK(H5)))" style:apply-style-name="cf2" style:base-cell-address="Data_Sheet.H5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  <style:map style:condition="is-true-formula(msoxl:AND(NOT(ISBLANK(I4)),ISBLANK(H4)))" style:apply-style-name="cf2" style:base-cell-address="Data_Sheet.H4"/>
    </style:style>
    <style:style style:name="ce5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2" style:base-cell-address="Data_Sheet.H6"/>
      <style:map style:condition="is-true-formula(msoxl:AND(NOT(ISBLANK(J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J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  <style:map style:condition="is-true-formula(msoxl:AND(NOT(ISBLANK(H6)),ISBLANK(I6)))" style:apply-style-name="cf2" style:base-cell-address="Data_Sheet.I6"/>
    </style:style>
    <style:style style:name="ce5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J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  <style:map style:condition="is-true-formula(msoxl:AND(NOT(ISBLANK(H5)),ISBLANK(I5)))" style:apply-style-name="cf2" style:base-cell-address="Data_Sheet.I5"/>
    </style:style>
    <style:style style:name="ce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2" style:base-cell-address="Data_Sheet.D4"/>
      <style:map style:condition="is-true-formula(msoxl:AND(NOT(ISBLANK(H4)),ISBLANK(I4)))" style:apply-style-name="cf2" style:base-cell-address="Data_Sheet.I4"/>
      <style:map style:condition="is-true-formula(msoxl:AND(NOT(ISBLANK(J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  <style:map style:condition="is-true-formula(msoxl:AND(NOT(ISBLANK(H4)),ISBLANK(I4)))" style:apply-style-name="cf2" style:base-cell-address="Data_Sheet.I4"/>
    </style:style>
    <style:style style:name="ce6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  <style:map style:condition="is-true-formula(msoxl:AND(NOT(ISBLANK(I6)),ISBLANK(H6)))" style:apply-style-name="cf2" style:base-cell-address="Data_Sheet.H6"/>
    </style:style>
    <style:style style:name="ce6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  <style:map style:condition="is-true-formula(msoxl:AND(NOT(ISBLANK(I7)),ISBLANK(H7)))" style:apply-style-name="cf2" style:base-cell-address="Data_Sheet.H7"/>
    </style:style>
    <style:style style:name="ce6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  <style:map style:condition="is-true-formula(msoxl:AND(NOT(ISBLANK(I8)),ISBLANK(H8)))" style:apply-style-name="cf2" style:base-cell-address="Data_Sheet.H8"/>
    </style:style>
    <style:style style:name="ce6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  <style:map style:condition="is-true-formula(msoxl:AND(NOT(ISBLANK(H8)),ISBLANK(I8)))" style:apply-style-name="cf2" style:base-cell-address="Data_Sheet.I8"/>
    </style:style>
    <style:style style:name="ce6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  <style:map style:condition="is-true-formula(msoxl:AND(NOT(ISBLANK(H9)),ISBLANK(I9)))" style:apply-style-name="cf2" style:base-cell-address="Data_Sheet.I9"/>
    </style:style>
    <style:style style:name="ce6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  <style:map style:condition="is-true-formula(msoxl:AND(NOT(ISBLANK(H7)),ISBLANK(I7)))" style:apply-style-name="cf2" style:base-cell-address="Data_Sheet.I7"/>
    </style:style>
    <style:style style:name="ce6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  <style:map style:condition="is-true-formula(msoxl:AND(NOT(ISBLANK(I9)),ISBLANK(H9)))" style:apply-style-name="cf2" style:base-cell-address="Data_Sheet.H9"/>
    </style:style>
    <style:style style:name="ce6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  <style:map style:condition="is-true-formula(msoxl:AND(NOT(ISBLANK(J7)),ISBLANK(K7)))" style:apply-style-name="cf2" style:base-cell-address="Data_Sheet.K7"/>
    </style:style>
    <style:style style:name="ce6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  <style:map style:condition="is-true-formula(msoxl:AND(NOT(ISBLANK(K7)),ISBLANK(J7)))" style:apply-style-name="cf2" style:base-cell-address="Data_Sheet.J7"/>
    </style:style>
    <style:style style:name="ce6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  <style:map style:condition="is-true-formula(msoxl:AND(NOT(ISBLANK(J8)),ISBLANK(K8)))" style:apply-style-name="cf2" style:base-cell-address="Data_Sheet.K8"/>
    </style:style>
    <style:style style:name="ce7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  <style:map style:condition="is-true-formula(msoxl:AND(NOT(ISBLANK(K8)),ISBLANK(J8)))" style:apply-style-name="cf2" style:base-cell-address="Data_Sheet.J8"/>
    </style:style>
    <style:style style:name="ce7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  <style:map style:condition="is-true-formula(msoxl:AND(NOT(ISBLANK(J9)),ISBLANK(K9)))" style:apply-style-name="cf2" style:base-cell-address="Data_Sheet.K9"/>
    </style:style>
    <style:style style:name="ce7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  <style:map style:condition="is-true-formula(msoxl:AND(NOT(ISBLANK(K9)),ISBLANK(J9)))" style:apply-style-name="cf2" style:base-cell-address="Data_Sheet.J9"/>
    </style:style>
    <style:style style:name="ce7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  <style:map style:condition="is-true-formula(msoxl:AND(NOT(ISBLANK(M7)),ISBLANK(L7)))" style:apply-style-name="cf2" style:base-cell-address="Data_Sheet.L7"/>
    </style:style>
    <style:style style:name="ce7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  <style:map style:condition="is-true-formula(msoxl:AND(NOT(ISBLANK(M8)),ISBLANK(L8)))" style:apply-style-name="cf2" style:base-cell-address="Data_Sheet.L8"/>
    </style:style>
    <style:style style:name="ce7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  <style:map style:condition="is-true-formula(msoxl:AND(NOT(ISBLANK(M9)),ISBLANK(L9)))" style:apply-style-name="cf2" style:base-cell-address="Data_Sheet.L9"/>
    </style:style>
    <style:style style:name="ce7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J4)),ISBLANK(K4)))" style:apply-style-name="cf2" style:base-cell-address="Data_Sheet.K4"/>
      <style:map style:condition="is-true-formula(msoxl:AND(NOT(ISBLANK(L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  <style:map style:condition="is-true-formula(msoxl:AND(NOT(ISBLANK(J4)),ISBLANK(K4)))" style:apply-style-name="cf2" style:base-cell-address="Data_Sheet.K4"/>
    </style:style>
    <style:style style:name="ce7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  <style:map style:condition="is-true-formula(msoxl:AND(NOT(ISBLANK(K4)),ISBLANK(J4)))" style:apply-style-name="cf2" style:base-cell-address="Data_Sheet.J4"/>
    </style:style>
    <style:style style:name="ce7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  <style:map style:condition="is-true-formula(msoxl:AND(NOT(ISBLANK(K5)),ISBLANK(J5)))" style:apply-style-name="cf2" style:base-cell-address="Data_Sheet.J5"/>
    </style:style>
    <style:style style:name="ce7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L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  <style:map style:condition="is-true-formula(msoxl:AND(NOT(ISBLANK(J5)),ISBLANK(K5)))" style:apply-style-name="cf2" style:base-cell-address="Data_Sheet.K5"/>
    </style:style>
    <style:style style:name="ce8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F6)),ISBLANK(E6)))" style:apply-style-name="cf2" style:base-cell-address="Data_Sheet.E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L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  <style:map style:condition="is-true-formula(msoxl:AND(NOT(ISBLANK(J6)),ISBLANK(K6)))" style:apply-style-name="cf2" style:base-cell-address="Data_Sheet.K6"/>
    </style:style>
    <style:style style:name="ce8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H6)),ISBLANK(G6)))" style:apply-style-name="cf2" style:base-cell-address="Data_Sheet.G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  <style:map style:condition="is-true-formula(msoxl:AND(NOT(ISBLANK(K6)),ISBLANK(J6)))" style:apply-style-name="cf2" style:base-cell-address="Data_Sheet.J6"/>
    </style:style>
    <style:style style:name="ce8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  <style:map style:condition="is-true-formula(msoxl:AND(NOT(ISBLANK(M5)),ISBLANK(L5)))" style:apply-style-name="cf2" style:base-cell-address="Data_Sheet.L5"/>
    </style:style>
    <style:style style:name="ce8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2" style:base-cell-address="Data_Sheet.G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  <style:map style:condition="is-true-formula(msoxl:AND(NOT(ISBLANK(M6)),ISBLANK(L6)))" style:apply-style-name="cf2" style:base-cell-address="Data_Sheet.L6"/>
    </style:style>
    <style:style style:name="ce8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I4)))" style:apply-style-name="cf2" style:base-cell-address="Data_Sheet.I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  <style:map style:condition="is-true-formula(msoxl:AND(NOT(ISBLANK(M4)),ISBLANK(L4)))" style:apply-style-name="cf2" style:base-cell-address="Data_Sheet.L4"/>
    </style:style>
    <style:style style:name="ce8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2" style:base-cell-address="Data_Sheet.L4"/>
      <style:map style:condition="is-true-formula(msoxl:AND(NOT(ISBLANK(L4)),ISBLANK(M4)))" style:apply-style-name="cf2" style:base-cell-address="Data_Sheet.M4"/>
      <style:map style:condition="is-true-formula(msoxl:AND(NOT(ISBLANK(N4)),ISBLANK(M4)))" style:apply-style-name="cf2" style:base-cell-address="Data_Sheet.M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  <style:map style:condition="is-true-formula(msoxl:AND(NOT(ISBLANK(L4)),ISBLANK(M4)))" style:apply-style-name="cf2" style:base-cell-address="Data_Sheet.M4"/>
    </style:style>
    <style:style style:name="ce8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N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  <style:map style:condition="is-true-formula(msoxl:AND(NOT(ISBLANK(L5)),ISBLANK(M5)))" style:apply-style-name="cf2" style:base-cell-address="Data_Sheet.M5"/>
    </style:style>
    <style:style style:name="ce8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2" style:base-cell-address="Data_Sheet.L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N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  <style:map style:condition="is-true-formula(msoxl:AND(NOT(ISBLANK(L6)),ISBLANK(M6)))" style:apply-style-name="cf2" style:base-cell-address="Data_Sheet.M6"/>
    </style:style>
    <style:style style:name="ce8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  <style:map style:condition="is-true-formula(msoxl:AND(NOT(ISBLANK(L9)),ISBLANK(M9)))" style:apply-style-name="cf2" style:base-cell-address="Data_Sheet.M9"/>
    </style:style>
    <style:style style:name="ce8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  <style:map style:condition="is-true-formula(msoxl:AND(NOT(ISBLANK(O9)),ISBLANK(N9)))" style:apply-style-name="cf2" style:base-cell-address="Data_Sheet.N9"/>
    </style:style>
    <style:style style:name="ce9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  <style:map style:condition="is-true-formula(msoxl:AND(NOT(ISBLANK(O8)),ISBLANK(N8)))" style:apply-style-name="cf2" style:base-cell-address="Data_Sheet.N8"/>
    </style:style>
    <style:style style:name="ce9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  <style:map style:condition="is-true-formula(msoxl:AND(NOT(ISBLANK(N9)),ISBLANK(O9)))" style:apply-style-name="cf2" style:base-cell-address="Data_Sheet.O9"/>
    </style:style>
    <style:style style:name="ce9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  <style:map style:condition="is-true-formula(msoxl:AND(NOT(ISBLANK(N8)),ISBLANK(O8)))" style:apply-style-name="cf2" style:base-cell-address="Data_Sheet.O8"/>
    </style:style>
    <style:style style:name="ce9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2" style:base-cell-address="Data_Sheet.F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  <style:map style:condition="is-true-formula(msoxl:AND(NOT(ISBLANK(O6)),ISBLANK(N6)))" style:apply-style-name="cf2" style:base-cell-address="Data_Sheet.N6"/>
    </style:style>
    <style:style style:name="ce9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2" style:base-cell-address="Data_Sheet.D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P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  <style:map style:condition="is-true-formula(msoxl:AND(NOT(ISBLANK(N6)),ISBLANK(O6)))" style:apply-style-name="cf2" style:base-cell-address="Data_Sheet.O6"/>
    </style:style>
    <style:style style:name="ce9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  <style:map style:condition="is-true-formula(msoxl:AND(NOT(ISBLANK(O7)),ISBLANK(N7)))" style:apply-style-name="cf2" style:base-cell-address="Data_Sheet.N7"/>
    </style:style>
    <style:style style:name="ce9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  <style:map style:condition="is-true-formula(msoxl:AND(NOT(ISBLANK(N7)),ISBLANK(O7)))" style:apply-style-name="cf2" style:base-cell-address="Data_Sheet.O7"/>
    </style:style>
    <style:style style:name="ce9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  <style:map style:condition="is-true-formula(msoxl:AND(NOT(ISBLANK(L7)),ISBLANK(M7)))" style:apply-style-name="cf2" style:base-cell-address="Data_Sheet.M7"/>
    </style:style>
    <style:style style:name="ce9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5)),ISBLANK(P5)))" style:apply-style-name="cf2" style:base-cell-address="Data_Sheet.P5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R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  <style:map style:condition="is-true-formula(msoxl:AND(NOT(ISBLANK(P6)),ISBLANK(Q6)))" style:apply-style-name="cf2" style:base-cell-address="Data_Sheet.Q6"/>
    </style:style>
    <style:style style:name="ce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R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  <style:map style:condition="is-true-formula(msoxl:AND(NOT(ISBLANK(P7)),ISBLANK(Q7)))" style:apply-style-name="cf2" style:base-cell-address="Data_Sheet.Q7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  <style:map style:condition="is-true-formula(msoxl:AND(NOT(ISBLANK(Q5)),ISBLANK(P5)))" style:apply-style-name="cf2" style:base-cell-address="Data_Sheet.P5"/>
    </style:style>
    <style:style style:name="ce10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  <style:map style:condition="is-true-formula(msoxl:AND(NOT(ISBLANK(L8)),ISBLANK(M8)))" style:apply-style-name="cf2" style:base-cell-address="Data_Sheet.M8"/>
    </style:style>
    <style:style style:name="ce10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  <style:map style:condition="is-true-formula(msoxl:AND(NOT(ISBLANK(O5)),ISBLANK(N5)))" style:apply-style-name="cf2" style:base-cell-address="Data_Sheet.N5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2" style:base-cell-address="Data_Sheet.L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  <style:map style:condition="is-true-formula(msoxl:AND(NOT(ISBLANK(O4)),ISBLANK(N4)))" style:apply-style-name="cf2" style:base-cell-address="Data_Sheet.N4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2" style:base-cell-address="Data_Sheet.E4"/>
      <style:map style:condition="is-true-formula(msoxl:AND(NOT(ISBLANK(N4)),ISBLANK(O4)))" style:apply-style-name="cf2" style:base-cell-address="Data_Sheet.O4"/>
      <style:map style:condition="is-true-formula(msoxl:AND(NOT(ISBLANK(P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  <style:map style:condition="is-true-formula(msoxl:AND(NOT(ISBLANK(N4)),ISBLANK(O4)))" style:apply-style-name="cf2" style:base-cell-address="Data_Sheet.O4"/>
    </style:style>
    <style:style style:name="ce10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P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  <style:map style:condition="is-true-formula(msoxl:AND(NOT(ISBLANK(N5)),ISBLANK(O5)))" style:apply-style-name="cf2" style:base-cell-address="Data_Sheet.O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  <style:map style:condition="is-true-formula(msoxl:AND(NOT(ISBLANK(Q4)),ISBLANK(P4)))" style:apply-style-name="cf2" style:base-cell-address="Data_Sheet.P4"/>
    </style:style>
    <style:style style:name="ce1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R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  <style:map style:condition="is-true-formula(msoxl:AND(NOT(ISBLANK(P4)),ISBLANK(Q4)))" style:apply-style-name="cf2" style:base-cell-address="Data_Sheet.Q4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  <style:map style:condition="is-true-formula(msoxl:AND(NOT(ISBLANK(Q9)),ISBLANK(P9)))" style:apply-style-name="cf2" style:base-cell-address="Data_Sheet.P9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R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  <style:map style:condition="is-true-formula(msoxl:AND(NOT(ISBLANK(P8)),ISBLANK(Q8)))" style:apply-style-name="cf2" style:base-cell-address="Data_Sheet.Q8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  <style:map style:condition="is-true-formula(msoxl:AND(NOT(ISBLANK(S9)),ISBLANK(R9)))" style:apply-style-name="cf2" style:base-cell-address="Data_Sheet.R9"/>
    </style:style>
    <style:style style:name="ce11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  <style:map style:condition="is-true-formula(msoxl:AND(NOT(ISBLANK(S8)),ISBLANK(R8)))" style:apply-style-name="cf2" style:base-cell-address="Data_Sheet.R8"/>
    </style:style>
    <style:style style:name="ce1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  <style:map style:condition="is-true-formula(msoxl:AND(NOT(ISBLANK(R8)),ISBLANK(S8)))" style:apply-style-name="cf2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  <style:map style:condition="is-true-formula(msoxl:AND(NOT(ISBLANK(R9)),ISBLANK(S9)))" style:apply-style-name="cf2" style:base-cell-address="Data_Sheet.S9"/>
    </style:style>
    <style:style style:name="ce11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  <style:map style:condition="is-true-formula(msoxl:AND(NOT(ISBLANK(R4)),ISBLANK(S4)))" style:apply-style-name="cf2" style:base-cell-address="Data_Sheet.S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  <style:map style:condition="is-true-formula(msoxl:AND(NOT(ISBLANK(U5)),ISBLANK(T5)))" style:apply-style-name="cf2" style:base-cell-address="Data_Sheet.T5"/>
    </style:style>
    <style:style style:name="ce11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  <style:map style:condition="is-true-formula(msoxl:AND(NOT(ISBLANK(S4)),ISBLANK(R4)))" style:apply-style-name="cf2" style:base-cell-address="Data_Sheet.R4"/>
    </style:style>
    <style:style style:name="ce11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  <style:map style:condition="is-true-formula(msoxl:AND(NOT(ISBLANK(U4)),ISBLANK(T4)))" style:apply-style-name="cf2" style:base-cell-address="Data_Sheet.T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  <style:map style:condition="is-true-formula(msoxl:AND(NOT(ISBLANK(U6)),ISBLANK(T6)))" style:apply-style-name="cf2" style:base-cell-address="Data_Sheet.T6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  <style:map style:condition="is-true-formula(msoxl:AND(NOT(ISBLANK(T5)),ISBLANK(U5)))" style:apply-style-name="cf2" style:base-cell-address="Data_Sheet.U5"/>
    </style:style>
    <style:style style:name="ce12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2" style:base-cell-address="Data_Sheet.P4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R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  <style:map style:condition="is-true-formula(msoxl:AND(NOT(ISBLANK(P5)),ISBLANK(Q5)))" style:apply-style-name="cf2" style:base-cell-address="Data_Sheet.Q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  <style:map style:condition="is-true-formula(msoxl:AND(NOT(ISBLANK(T6)),ISBLANK(U6)))" style:apply-style-name="cf2" style:base-cell-address="Data_Sheet.U6"/>
    </style:style>
    <style:style style:name="ce12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  <style:map style:condition="is-true-formula(msoxl:AND(NOT(ISBLANK(T4)),ISBLANK(U4)))" style:apply-style-name="cf2" style:base-cell-address="Data_Sheet.U4"/>
    </style:style>
    <style:style style:name="ce12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  <style:map style:condition="is-true-formula(msoxl:AND(NOT(ISBLANK(W4)),ISBLANK(V4)))" style:apply-style-name="cf2" style:base-cell-address="Data_Sheet.V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2" style:base-cell-address="Data_Sheet.R7"/>
      <style:map style:condition="is-true-formula(msoxl:AND(NOT(ISBLANK(S7)),ISBLANK(R7)))" style:apply-style-name="cf2" style:base-cell-address="Data_Sheet.R7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  <style:map style:condition="is-true-formula(msoxl:AND(NOT(ISBLANK(S6)),ISBLANK(R6)))" style:apply-style-name="cf2" style:base-cell-address="Data_Sheet.R6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  <style:map style:condition="is-true-formula(msoxl:AND(NOT(ISBLANK(S5)),ISBLANK(R5)))" style:apply-style-name="cf2" style:base-cell-address="Data_Sheet.R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  <style:map style:condition="is-true-formula(msoxl:AND(NOT(ISBLANK(R6)),ISBLANK(S6)))" style:apply-style-name="cf2" style:base-cell-address="Data_Sheet.S6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  <style:map style:condition="is-true-formula(msoxl:AND(NOT(ISBLANK(R7)),ISBLANK(S7)))" style:apply-style-name="cf2" style:base-cell-address="Data_Sheet.S7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  <style:map style:condition="is-true-formula(msoxl:AND(NOT(ISBLANK(R5)),ISBLANK(S5)))" style:apply-style-name="cf2" style:base-cell-address="Data_Sheet.S5"/>
    </style:style>
    <style:style style:name="ce1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  <style:map style:condition="is-true-formula(msoxl:AND(NOT(ISBLANK(V4)),ISBLANK(W4)))" style:apply-style-name="cf2" style:base-cell-address="Data_Sheet.W4"/>
    </style:style>
    <style:style style:name="ce1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  <style:map style:condition="is-true-formula(msoxl:AND(NOT(ISBLANK(X4)),ISBLANK(Y4)))" style:apply-style-name="cf2" style:base-cell-address="Data_Sheet.Y4"/>
    </style:style>
    <style:style style:name="ce13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Y4)),ISBLANK(Z4)))" style:apply-style-name="cf2" style:base-cell-address="Data_Sheet.Z4"/>
      <style:map style:condition="is-true-formula(msoxl:AND(NOT(ISBLANK(AA4)),ISBLANK(Z4)))" style:apply-style-name="cf2" style:base-cell-address="Data_Sheet.Z4"/>
      <style:map style:condition="is-true-formula(msoxl:AND(NOT(ISBLANK(AA4)),ISBLANK(Z4)))" style:apply-style-name="cf2" style:base-cell-address="Data_Sheet.Z4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  <style:map style:condition="is-true-formula(msoxl:AND(NOT(ISBLANK(V5)),ISBLANK(W5)))" style:apply-style-name="cf2" style:base-cell-address="Data_Sheet.W5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  <style:map style:condition="is-true-formula(msoxl:AND(NOT(ISBLANK(X5)),ISBLANK(Y5)))" style:apply-style-name="cf2" style:base-cell-address="Data_Sheet.Y5"/>
    </style:style>
    <style:style style:name="ce1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  <style:map style:condition="is-true-formula(msoxl:AND(NOT(ISBLANK(Y4)),ISBLANK(X4)))" style:apply-style-name="cf2" style:base-cell-address="Data_Sheet.X4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  <style:map style:condition="is-true-formula(msoxl:AND(NOT(ISBLANK(Z4)),ISBLANK(AA4)))" style:apply-style-name="cf2" style:base-cell-address="Data_Sheet.AA4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  <style:map style:condition="is-true-formula(msoxl:AND(NOT(ISBLANK(Y5)),ISBLANK(X5)))" style:apply-style-name="cf2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  <style:map style:condition="is-true-formula(msoxl:AND(NOT(ISBLANK(Z5)),ISBLANK(AA5)))" style:apply-style-name="cf2" style:base-cell-address="Data_Sheet.AA5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  <style:map style:condition="is-true-formula(msoxl:AND(NOT(ISBLANK(AA9)),ISBLANK(AB9)))" style:apply-style-name="cf2" style:base-cell-address="Data_Sheet.AB9"/>
    </style:style>
    <style:style style:name="ce14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  <style:map style:condition="is-true-formula(msoxl:AND(NOT(ISBLANK(AB8)),ISBLANK(AC8)))" style:apply-style-name="cf2" style:base-cell-address="Data_Sheet.AC8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  <style:map style:condition="is-true-formula(msoxl:AND(NOT(ISBLANK(AB5)),ISBLANK(AC5)))" style:apply-style-name="cf2" style:base-cell-address="Data_Sheet.AC5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  <style:map style:condition="is-true-formula(msoxl:AND(NOT(ISBLANK(AB4)),ISBLANK(AC4)))" style:apply-style-name="cf2" style:base-cell-address="Data_Sheet.AC4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  <style:map style:condition="is-true-formula(msoxl:AND(NOT(ISBLANK(AB7)),ISBLANK(AC7)))" style:apply-style-name="cf2" style:base-cell-address="Data_Sheet.AC7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  <style:map style:condition="is-true-formula(msoxl:AND(NOT(ISBLANK(AB6)),ISBLANK(AC6)))" style:apply-style-name="cf2" style:base-cell-address="Data_Sheet.AC6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A5)),ISBLANK(AB5)))" style:apply-style-name="cf2" style:base-cell-address="Data_Sheet.AB5"/>
      <style:map style:condition="is-true-formula(msoxl:AND(NOT(ISBLANK(AC5)),ISBLANK(AB5)))" style:apply-style-name="cf2" style:base-cell-address="Data_Sheet.AB5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2" style:base-cell-address="Data_Sheet.Z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A4)),ISBLANK(AB4)))" style:apply-style-name="cf2" style:base-cell-address="Data_Sheet.AB4"/>
      <style:map style:condition="is-true-formula(msoxl:AND(NOT(ISBLANK(AC4)),ISBLANK(AB4)))" style:apply-style-name="cf2" style:base-cell-address="Data_Sheet.AB4"/>
      <style:map style:condition="is-true-formula(msoxl:AND(NOT(ISBLANK(AC4)),ISBLANK(AB4)))" style:apply-style-name="cf2" style:base-cell-address="Data_Sheet.AB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2" style:base-cell-address="Data_Sheet.T7"/>
      <style:map style:condition="is-true-formula(msoxl:AND(NOT(ISBLANK(U7)),ISBLANK(T7)))" style:apply-style-name="cf2" style:base-cell-address="Data_Sheet.T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  <style:map style:condition="is-true-formula(msoxl:AND(NOT(ISBLANK(T7)),ISBLANK(U7)))" style:apply-style-name="cf2" style:base-cell-address="Data_Sheet.U7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  <style:map style:condition="is-true-formula(msoxl:AND(NOT(ISBLANK(W5)),ISBLANK(V5)))" style:apply-style-name="cf2" style:base-cell-address="Data_Sheet.V5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  <style:map style:condition="is-true-formula(msoxl:AND(NOT(ISBLANK(W6)),ISBLANK(V6)))" style:apply-style-name="cf2" style:base-cell-address="Data_Sheet.V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  <style:map style:condition="is-true-formula(msoxl:AND(NOT(ISBLANK(W7)),ISBLANK(V7)))" style:apply-style-name="cf2" style:base-cell-address="Data_Sheet.V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  <style:map style:condition="is-true-formula(msoxl:AND(NOT(ISBLANK(U9)),ISBLANK(T9)))" style:apply-style-name="cf2" style:base-cell-address="Data_Sheet.T9"/>
    </style:style>
    <style:style style:name="ce15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  <style:map style:condition="is-true-formula(msoxl:AND(NOT(ISBLANK(U8)),ISBLANK(T8)))" style:apply-style-name="cf2" style:base-cell-address="Data_Sheet.T8"/>
    </style:style>
    <style:style style:name="ce15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  <style:map style:condition="is-true-formula(msoxl:AND(NOT(ISBLANK(T8)),ISBLANK(U8)))" style:apply-style-name="cf2" style:base-cell-address="Data_Sheet.U8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2" style:base-cell-address="Data_Sheet.S5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  <style:map style:condition="is-true-formula(msoxl:AND(NOT(ISBLANK(T9)),ISBLANK(U9)))" style:apply-style-name="cf2" style:base-cell-address="Data_Sheet.U9"/>
    </style:style>
    <style:style style:name="ce1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  <style:map style:condition="is-true-formula(msoxl:AND(NOT(ISBLANK(W8)),ISBLANK(V8)))" style:apply-style-name="cf2" style:base-cell-address="Data_Sheet.V8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  <style:map style:condition="is-true-formula(msoxl:AND(NOT(ISBLANK(W9)),ISBLANK(V9)))" style:apply-style-name="cf2" style:base-cell-address="Data_Sheet.V9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  <style:map style:condition="is-true-formula(msoxl:AND(NOT(ISBLANK(V9)),ISBLANK(W9)))" style:apply-style-name="cf2" style:base-cell-address="Data_Sheet.W9"/>
    </style:style>
    <style:style style:name="ce15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  <style:map style:condition="is-true-formula(msoxl:AND(NOT(ISBLANK(V8)),ISBLANK(W8)))" style:apply-style-name="cf2" style:base-cell-address="Data_Sheet.W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2" style:base-cell-address="Data_Sheet.W5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  <style:map style:condition="is-true-formula(msoxl:AND(NOT(ISBLANK(V7)),ISBLANK(W7)))" style:apply-style-name="cf2" style:base-cell-address="Data_Sheet.W7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  <style:map style:condition="is-true-formula(msoxl:AND(NOT(ISBLANK(V6)),ISBLANK(W6)))" style:apply-style-name="cf2" style:base-cell-address="Data_Sheet.W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  <style:map style:condition="is-true-formula(msoxl:AND(NOT(ISBLANK(Y6)),ISBLANK(X6)))" style:apply-style-name="cf2" style:base-cell-address="Data_Sheet.X6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2" style:base-cell-address="Data_Sheet.R5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  <style:map style:condition="is-true-formula(msoxl:AND(NOT(ISBLANK(Y7)),ISBLANK(X7)))" style:apply-style-name="cf2" style:base-cell-address="Data_Sheet.X7"/>
    </style:style>
    <style:style style:name="ce16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  <style:map style:condition="is-true-formula(msoxl:AND(NOT(ISBLANK(Y8)),ISBLANK(X8)))" style:apply-style-name="cf2" style:base-cell-address="Data_Sheet.X8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  <style:map style:condition="is-true-formula(msoxl:AND(NOT(ISBLANK(Y9)),ISBLANK(X9)))" style:apply-style-name="cf2" style:base-cell-address="Data_Sheet.X9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  <style:map style:condition="is-true-formula(msoxl:AND(NOT(ISBLANK(X7)),ISBLANK(Y7)))" style:apply-style-name="cf2" style:base-cell-address="Data_Sheet.Y7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  <style:map style:condition="is-true-formula(msoxl:AND(NOT(ISBLANK(X9)),ISBLANK(Y9)))" style:apply-style-name="cf2" style:base-cell-address="Data_Sheet.Y9"/>
    </style:style>
    <style:style style:name="ce16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  <style:map style:condition="is-true-formula(msoxl:AND(NOT(ISBLANK(X8)),ISBLANK(Y8)))" style:apply-style-name="cf2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  <style:map style:condition="is-true-formula(msoxl:AND(NOT(ISBLANK(X6)),ISBLANK(Y6)))" style:apply-style-name="cf2" style:base-cell-address="Data_Sheet.Y6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Y5)),ISBLANK(Z5)))" style:apply-style-name="cf2" style:base-cell-address="Data_Sheet.Z5"/>
      <style:map style:condition="is-true-formula(msoxl:AND(NOT(ISBLANK(AA5)),ISBLANK(Z5)))" style:apply-style-name="cf2" style:base-cell-address="Data_Sheet.Z5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  <style:map style:condition="is-true-formula(msoxl:AND(NOT(ISBLANK(Z8)),ISBLANK(AA8)))" style:apply-style-name="cf2" style:base-cell-address="Data_Sheet.AA8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2" style:base-cell-address="Data_Sheet.Z8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  <style:map style:condition="is-true-formula(msoxl:AND(NOT(ISBLANK(Y9)),ISBLANK(Z9)))" style:apply-style-name="cf2" style:base-cell-address="Data_Sheet.Z9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2" style:base-cell-address="Data_Sheet.AA4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  <style:map style:condition="is-true-formula(msoxl:AND(NOT(ISBLANK(Z6)),ISBLANK(AA6)))" style:apply-style-name="cf2" style:base-cell-address="Data_Sheet.AA6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2" style:base-cell-address="Data_Sheet.AA6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  <style:map style:condition="is-true-formula(msoxl:AND(NOT(ISBLANK(Z7)),ISBLANK(AA7)))" style:apply-style-name="cf2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7">
            <text:p>Ministerial Department</text:p>
          </table:table-cell>
          <table:table-cell office:value-type="string" table:style-name="ce23">
            <text:p>Home Office</text:p>
          </table:table-cell>
          <table:table-cell office:value-type="float" office:value="8291" table:style-name="ce39">
            <text:p>8291</text:p>
          </table:table-cell>
          <table:table-cell office:value-type="float" office:value="7413.63" table:style-name="ce42">
            <text:p>7414</text:p>
          </table:table-cell>
          <table:table-cell office:value-type="float" office:value="11577" table:style-name="ce44">
            <text:p>11577</text:p>
          </table:table-cell>
          <table:table-cell office:value-type="float" office:value="10846.18" table:style-name="ce43">
            <text:p>10846</text:p>
          </table:table-cell>
          <table:table-cell office:value-type="float" office:value="6226" table:style-name="ce56">
            <text:p>6226</text:p>
          </table:table-cell>
          <table:table-cell office:value-type="float" office:value="5990.78" table:style-name="ce59">
            <text:p>5991</text:p>
          </table:table-cell>
          <table:table-cell office:value-type="float" office:value="1973" table:style-name="ce77">
            <text:p>1973</text:p>
          </table:table-cell>
          <table:table-cell office:value-type="float" office:value="1924.02" table:style-name="ce76">
            <text:p>1924</text:p>
          </table:table-cell>
          <table:table-cell office:value-type="float" office:value="218" table:style-name="ce84">
            <text:p>218</text:p>
          </table:table-cell>
          <table:table-cell office:value-type="float" office:value="215.91" table:style-name="ce85">
            <text:p>216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28285" table:content-validation-name="val2" table:style-name="ce106">
            <text:p>28,285</text:p>
          </table:table-cell>
          <table:table-cell office:value-type="float" office:value="26390.52" table:content-validation-name="val2" table:style-name="ce107">
            <text:p>26,391</text:p>
          </table:table-cell>
          <table:table-cell office:value-type="float" office:value="1033" table:style-name="ce116">
            <text:p>1033</text:p>
          </table:table-cell>
          <table:table-cell office:value-type="float" office:value="918.3" table:style-name="ce114">
            <text:p>918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1033" table:style-name="ce132">
            <text:p>1,033</text:p>
          </table:table-cell>
          <table:table-cell office:value-type="float" office:value="918.3" table:style-name="ce136">
            <text:p>918</text:p>
          </table:table-cell>
          <table:table-cell office:value-type="float" office:value="29318" table:content-validation-name="val2" table:style-name="ce146">
            <text:p>29,318</text:p>
          </table:table-cell>
          <table:table-cell office:value-type="float" office:value="27308.82" table:content-validation-name="val2" table:style-name="ce142">
            <text:p>27,309</text:p>
          </table:table-cell>
          <table:table-cell office:value-type="currency" office:value="64225221.949999996" table:content-validation-name="val1" table:style-name="ce10">
            <text:p>£64,225,221.95</text:p>
          </table:table-cell>
          <table:table-cell office:value-type="currency" office:value="8175229.0000000019" table:content-validation-name="val1" table:style-name="ce10">
            <text:p>£8,175,229.00</text:p>
          </table:table-cell>
          <table:table-cell office:value-type="currency" office:value="88221.569999999992" table:content-validation-name="val1" table:style-name="ce10">
            <text:p>£88,221.57</text:p>
          </table:table-cell>
          <table:table-cell office:value-type="currency" office:value="842036.46" table:content-validation-name="val1" table:style-name="ce10">
            <text:p>£842,036.46</text:p>
          </table:table-cell>
          <table:table-cell office:value-type="currency" office:value="14875944.570000002" table:content-validation-name="val1" table:style-name="ce10">
            <text:p>£14,875,944.57</text:p>
          </table:table-cell>
          <table:table-cell office:value-type="currency" office:value="7600379.8399999999" table:content-validation-name="val1" table:style-name="ce10">
            <text:p>£7,600,379.84</text:p>
          </table:table-cell>
          <table:table-cell office:value-type="currency" office:value="95807033.390000001" table:style-name="ce11">
            <text:p>£95,807,033.39</text:p>
          </table:table-cell>
          <table:table-cell office:value-type="currency" office:value="2876997.43" table:content-validation-name="val1" table:style-name="ce12">
            <text:p>£2,876,997.43</text:p>
          </table:table-cell>
          <table:table-cell office:value-type="currency" office:value="786399.79" table:content-validation-name="val1" table:style-name="ce12">
            <text:p>£786,399.79</text:p>
          </table:table-cell>
          <table:table-cell office:value-type="currency" office:value="3663397.22" table:style-name="ce11">
            <text:p>£3,663,397.22</text:p>
          </table:table-cell>
          <table:table-cell office:value-type="currency" office:value="99470430.609999999" table:style-name="ce13">
            <text:p>£99,470,430.61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318" table:style-name="ce37">
            <text:p>318</text:p>
          </table:table-cell>
          <table:table-cell office:value-type="float" office:value="277.22200000000004" table:style-name="ce40">
            <text:p>277</text:p>
          </table:table-cell>
          <table:table-cell office:value-type="float" office:value="207" table:style-name="ce45">
            <text:p>207</text:p>
          </table:table-cell>
          <table:table-cell office:value-type="float" office:value="194.41000000000005" table:style-name="ce46">
            <text:p>194</text:p>
          </table:table-cell>
          <table:table-cell office:value-type="float" office:value="278" table:style-name="ce55">
            <text:p>278</text:p>
          </table:table-cell>
          <table:table-cell office:value-type="float" office:value="266.12" table:style-name="ce58">
            <text:p>266</text:p>
          </table:table-cell>
          <table:table-cell office:value-type="float" office:value="34" table:style-name="ce78">
            <text:p>34</text:p>
          </table:table-cell>
          <table:table-cell office:value-type="float" office:value="32.86" table:style-name="ce79">
            <text:p>33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office:value-type="float" office:value="6" table:style-name="ce102">
            <text:p>6</text:p>
          </table:table-cell>
          <table:table-cell office:value-type="float" office:value="0.83" table:style-name="ce105">
            <text:p>1</text:p>
          </table:table-cell>
          <table:table-cell office:value-type="float" office:value="847" table:content-validation-name="val2" table:style-name="ce100">
            <text:p>847</text:p>
          </table:table-cell>
          <table:table-cell office:value-type="float" office:value="775.44200000000012" table:content-validation-name="val2" table:style-name="ce120">
            <text:p>775</text:p>
          </table:table-cell>
          <table:table-cell office:value-type="float" office:value="1" table:style-name="ce126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0" table:style-name="ce149">
            <text:p>10</text:p>
          </table:table-cell>
          <table:table-cell office:value-type="float" office:value="10" table:style-name="ce133">
            <text:p>1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11" table:style-name="ce170">
            <text:p>11</text:p>
          </table:table-cell>
          <table:table-cell office:value-type="float" office:value="11" table:style-name="ce138">
            <text:p>11</text:p>
          </table:table-cell>
          <table:table-cell office:value-type="float" office:value="858" table:content-validation-name="val2" table:style-name="ce145">
            <text:p>858</text:p>
          </table:table-cell>
          <table:table-cell office:value-type="float" office:value="786.44200000000012" table:content-validation-name="val2" table:style-name="ce141">
            <text:p>786</text:p>
          </table:table-cell>
          <table:table-cell office:value-type="currency" office:value="1680106" table:content-validation-name="val1" table:style-name="ce15">
            <text:p>£1,680,106.00</text:p>
          </table:table-cell>
          <table:table-cell office:value-type="currency" office:value="5777" table:content-validation-name="val1" table:style-name="ce15">
            <text:p>£5,777.00</text:p>
          </table:table-cell>
          <table:table-cell table:content-validation-name="val1" table:style-name="ce15"/>
          <table:table-cell office:value-type="currency" office:value="108254" table:content-validation-name="val1" table:style-name="ce15">
            <text:p>£108,254.00</text:p>
          </table:table-cell>
          <table:table-cell office:value-type="currency" office:value="346207" table:content-validation-name="val1" table:style-name="ce15">
            <text:p>£346,207.00</text:p>
          </table:table-cell>
          <table:table-cell office:value-type="currency" office:value="169630" table:content-validation-name="val1" table:style-name="ce15">
            <text:p>£169,630.00</text:p>
          </table:table-cell>
          <table:table-cell office:value-type="currency" office:value="2309974" table:style-name="ce11">
            <text:p>£2,309,974.00</text:p>
          </table:table-cell>
          <table:table-cell office:value-type="currency" office:value="78610" table:content-validation-name="val1" table:style-name="ce15">
            <text:p>£78,610.00</text:p>
          </table:table-cell>
          <table:table-cell office:value-type="currency" office:value="3974" table:content-validation-name="val1" table:style-name="ce15">
            <text:p>£3,974.00</text:p>
          </table:table-cell>
          <table:table-cell office:value-type="currency" office:value="82584" table:style-name="ce11">
            <text:p>£82,584.00</text:p>
          </table:table-cell>
          <table:table-cell office:value-type="currency" office:value="2392558" table:style-name="ce13">
            <text:p>£2,392,558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55" table:style-name="ce38">
            <text:p>55</text:p>
          </table:table-cell>
          <table:table-cell office:value-type="float" office:value="53.554000000000002" table:style-name="ce41">
            <text:p>54</text:p>
          </table:table-cell>
          <table:table-cell office:value-type="float" office:value="69" table:style-name="ce47">
            <text:p>69</text:p>
          </table:table-cell>
          <table:table-cell office:value-type="float" office:value="68.398600000000002" table:style-name="ce48">
            <text:p>68</text:p>
          </table:table-cell>
          <table:table-cell office:value-type="float" office:value="673" table:style-name="ce60">
            <text:p>673</text:p>
          </table:table-cell>
          <table:table-cell office:value-type="float" office:value="661.96859999999992" table:style-name="ce57">
            <text:p>662</text:p>
          </table:table-cell>
          <table:table-cell office:value-type="float" office:value="60" table:style-name="ce81">
            <text:p>60</text:p>
          </table:table-cell>
          <table:table-cell office:value-type="float" office:value="59.124399999999994" table:style-name="ce80">
            <text:p>59</text:p>
          </table:table-cell>
          <table:table-cell office:value-type="float" office:value="6" table:style-name="ce83">
            <text:p>6</text:p>
          </table:table-cell>
          <table:table-cell office:value-type="float" office:value="6" table:style-name="ce87">
            <text:p>6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863" table:content-validation-name="val2" table:style-name="ce100">
            <text:p>863</text:p>
          </table:table-cell>
          <table:table-cell office:value-type="float" office:value="849.04559999999992" table:content-validation-name="val2" table:style-name="ce98">
            <text:p>849</text:p>
          </table:table-cell>
          <table:table-cell office:value-type="float" office:value="68" table:style-name="ce125">
            <text:p>68</text:p>
          </table:table-cell>
          <table:table-cell office:value-type="float" office:value="68" table:style-name="ce127">
            <text:p>68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21">
            <text:p>1</text:p>
          </table:table-cell>
          <table:table-cell office:value-type="float" office:value="5" table:style-name="ce150">
            <text:p>5</text:p>
          </table:table-cell>
          <table:table-cell office:value-type="float" office:value="5" table:style-name="ce161">
            <text:p>5</text:p>
          </table:table-cell>
          <table:table-cell table:style-name="ce162"/>
          <table:table-cell table:style-name="ce169"/>
          <table:table-cell office:value-type="float" office:value="74" table:style-name="ce170">
            <text:p>74</text:p>
          </table:table-cell>
          <table:table-cell office:value-type="float" office:value="74" table:style-name="ce173">
            <text:p>74</text:p>
          </table:table-cell>
          <table:table-cell office:value-type="float" office:value="937" table:content-validation-name="val2" table:style-name="ce145">
            <text:p>937</text:p>
          </table:table-cell>
          <table:table-cell office:value-type="float" office:value="923.04559999999992" table:content-validation-name="val2" table:style-name="ce144">
            <text:p>923</text:p>
          </table:table-cell>
          <table:table-cell office:value-type="currency" office:value="2289556.7799999998" table:content-validation-name="val1" table:style-name="ce15">
            <text:p>£2,289,556.78</text:p>
          </table:table-cell>
          <table:table-cell office:value-type="currency" office:value="99877.04" table:content-validation-name="val1" table:style-name="ce15">
            <text:p>£99,877.04</text:p>
          </table:table-cell>
          <table:table-cell table:content-validation-name="val1" table:style-name="ce15"/>
          <table:table-cell office:value-type="currency" office:value="28606.29" table:content-validation-name="val1" table:style-name="ce15">
            <text:p>£28,606.29</text:p>
          </table:table-cell>
          <table:table-cell office:value-type="currency" office:value="475495.2" table:content-validation-name="val1" table:style-name="ce15">
            <text:p>£475,495.20</text:p>
          </table:table-cell>
          <table:table-cell office:value-type="currency" office:value="253633.16999999998" table:content-validation-name="val1" table:style-name="ce15">
            <text:p>£253,633.17</text:p>
          </table:table-cell>
          <table:table-cell office:value-type="currency" office:value="3147168.48" table:style-name="ce11">
            <text:p>£3,147,168.48</text:p>
          </table:table-cell>
          <table:table-cell office:value-type="currency" office:value="367895.91000000003" table:content-validation-name="val1" table:style-name="ce16">
            <text:p>£367,895.91</text:p>
          </table:table-cell>
          <table:table-cell table:content-validation-name="val1" table:style-name="ce16"/>
          <table:table-cell office:value-type="currency" office:value="367895.91000000003" table:style-name="ce11">
            <text:p>£367,895.91</text:p>
          </table:table-cell>
          <table:table-cell office:value-type="currency" office:value="3515064.39" table:style-name="ce13">
            <text:p>£3,515,064.39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9" table:style-name="ce32">
            <text:p>9</text:p>
          </table:table-cell>
          <table:table-cell office:value-type="float" office:value="7.2" table:style-name="ce34">
            <text:p>7</text:p>
          </table:table-cell>
          <table:table-cell office:value-type="float" office:value="7" table:style-name="ce50">
            <text:p>7</text:p>
          </table:table-cell>
          <table:table-cell office:value-type="float" office:value="5.8" table:style-name="ce54">
            <text:p>6</text:p>
          </table:table-cell>
          <table:table-cell office:value-type="float" office:value="42" table:style-name="ce61">
            <text:p>42</text:p>
          </table:table-cell>
          <table:table-cell office:value-type="float" office:value="40.799999999999997" table:style-name="ce65">
            <text:p>4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0.8" table:style-name="ce97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60" table:content-validation-name="val2" table:style-name="ce100">
            <text:p>60</text:p>
          </table:table-cell>
          <table:table-cell office:value-type="float" office:value="55.599999999999994" table:content-validation-name="val2" table:style-name="ce99">
            <text:p>56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60" table:content-validation-name="val2" table:style-name="ce145">
            <text:p>60</text:p>
          </table:table-cell>
          <table:table-cell office:value-type="float" office:value="55.599999999999994" table:content-validation-name="val2" table:style-name="ce143">
            <text:p>56</text:p>
          </table:table-cell>
          <table:table-cell office:value-type="currency" office:value="165038" table:content-validation-name="val1" table:style-name="ce15">
            <text:p>£165,038.00</text:p>
          </table:table-cell>
          <table:table-cell table:content-validation-name="val1" table:style-name="ce15"/>
          <table:table-cell table:content-validation-name="val1" table:style-name="ce15"/>
          <table:table-cell table:content-validation-name="val1" table:style-name="ce15"/>
          <table:table-cell office:value-type="currency" office:value="34593" table:content-validation-name="val1" table:style-name="ce15">
            <text:p>£34,593.00</text:p>
          </table:table-cell>
          <table:table-cell office:value-type="currency" office:value="17311" table:content-validation-name="val1" table:style-name="ce15">
            <text:p>£17,311.00</text:p>
          </table:table-cell>
          <table:table-cell office:value-type="currency" office:value="216942" table:style-name="ce11">
            <text:p>£216,942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16942" table:style-name="ce13">
            <text:p>£216,942.00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43" table:style-name="ce31">
            <text:p>43</text:p>
          </table:table-cell>
          <table:table-cell office:value-type="float" office:value="40.58" table:style-name="ce33">
            <text:p>41</text:p>
          </table:table-cell>
          <table:table-cell office:value-type="float" office:value="68" table:style-name="ce51">
            <text:p>68</text:p>
          </table:table-cell>
          <table:table-cell office:value-type="float" office:value="67.75" table:style-name="ce53">
            <text:p>68</text:p>
          </table:table-cell>
          <table:table-cell office:value-type="float" office:value="48" table:style-name="ce62">
            <text:p>48</text:p>
          </table:table-cell>
          <table:table-cell office:value-type="float" office:value="47.2" table:style-name="ce63">
            <text:p>47</text:p>
          </table:table-cell>
          <table:table-cell office:value-type="float" office:value="27" table:style-name="ce70">
            <text:p>27</text:p>
          </table:table-cell>
          <table:table-cell office:value-type="float" office:value="27" table:style-name="ce69">
            <text:p>27</text:p>
          </table:table-cell>
          <table:table-cell office:value-type="float" office:value="4" table:style-name="ce74">
            <text:p>4</text:p>
          </table:table-cell>
          <table:table-cell office:value-type="float" office:value="4" table:style-name="ce101">
            <text:p>4</text:p>
          </table:table-cell>
          <table:table-cell office:value-type="float" office:value="6" table:style-name="ce90">
            <text:p>6</text:p>
          </table:table-cell>
          <table:table-cell office:value-type="float" office:value="1.27" table:style-name="ce92">
            <text:p>1</text:p>
          </table:table-cell>
          <table:table-cell office:value-type="float" office:value="196" table:content-validation-name="val2" table:style-name="ce100">
            <text:p>196</text:p>
          </table:table-cell>
          <table:table-cell office:value-type="float" office:value="187.8" table:content-validation-name="val2" table:style-name="ce109">
            <text:p>188</text:p>
          </table:table-cell>
          <table:table-cell office:value-type="float" office:value="7" table:style-name="ce111">
            <text:p>7</text:p>
          </table:table-cell>
          <table:table-cell office:value-type="float" office:value="6.5" table:style-name="ce112">
            <text:p>7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154">
            <text:p>2</text:p>
          </table:table-cell>
          <table:table-cell table:style-name="ce156"/>
          <table:table-cell table:style-name="ce159"/>
          <table:table-cell office:value-type="float" office:value="10" table:style-name="ce164">
            <text:p>10</text:p>
          </table:table-cell>
          <table:table-cell office:value-type="float" office:value="7.8" table:style-name="ce168">
            <text:p>8</text:p>
          </table:table-cell>
          <table:table-cell office:value-type="float" office:value="19" table:style-name="ce170">
            <text:p>19</text:p>
          </table:table-cell>
          <table:table-cell office:value-type="float" office:value="16.3" table:style-name="ce171">
            <text:p>16</text:p>
          </table:table-cell>
          <table:table-cell office:value-type="float" office:value="215" table:content-validation-name="val2" table:style-name="ce145">
            <text:p>215</text:p>
          </table:table-cell>
          <table:table-cell office:value-type="float" office:value="204.10000000000002" table:content-validation-name="val2" table:style-name="ce140">
            <text:p>204</text:p>
          </table:table-cell>
          <table:table-cell office:value-type="currency" office:value="533251.63" table:content-validation-name="val1" table:style-name="ce15">
            <text:p>£533,251.63</text:p>
          </table:table-cell>
          <table:table-cell office:value-type="currency" office:value="56376.57" table:content-validation-name="val1" table:style-name="ce15">
            <text:p>£56,376.57</text:p>
          </table:table-cell>
          <table:table-cell office:value-type="currency" office:value="600" table:content-validation-name="val1" table:style-name="ce15">
            <text:p>£600.00</text:p>
          </table:table-cell>
          <table:table-cell office:value-type="currency" office:value="1783.65" table:content-validation-name="val1" table:style-name="ce15">
            <text:p>£1,783.65</text:p>
          </table:table-cell>
          <table:table-cell office:value-type="currency" office:value="18102.09" table:content-validation-name="val1" table:style-name="ce15">
            <text:p>£18,102.09</text:p>
          </table:table-cell>
          <table:table-cell office:value-type="currency" office:value="62577.62" table:content-validation-name="val1" table:style-name="ce15">
            <text:p>£62,577.62</text:p>
          </table:table-cell>
          <table:table-cell office:value-type="currency" office:value="672691.55999999994" table:style-name="ce11">
            <text:p>£672,691.56</text:p>
          </table:table-cell>
          <table:table-cell office:value-type="currency" office:value="153300.79999999999" table:content-validation-name="val1" table:style-name="ce16">
            <text:p>£153,300.80</text:p>
          </table:table-cell>
          <table:table-cell office:value-type="currency" office:value="219504" table:content-validation-name="val1" table:style-name="ce16">
            <text:p>£219,504.00</text:p>
          </table:table-cell>
          <table:table-cell office:value-type="currency" office:value="372804.8" table:style-name="ce11">
            <text:p>£372,804.80</text:p>
          </table:table-cell>
          <table:table-cell office:value-type="currency" office:value="1045496.3599999999" table:style-name="ce13">
            <text:p>£1,045,496.3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8" table:style-name="ce49">
            <text:p>8</text:p>
          </table:table-cell>
          <table:table-cell office:value-type="float" office:value="7.06" table:style-name="ce52">
            <text:p>7</text:p>
          </table:table-cell>
          <table:table-cell office:value-type="float" office:value="51" table:style-name="ce66">
            <text:p>51</text:p>
          </table:table-cell>
          <table:table-cell office:value-type="float" office:value="49.82" table:style-name="ce64">
            <text:p>50</text:p>
          </table:table-cell>
          <table:table-cell office:value-type="float" office:value="2" table:style-name="ce72">
            <text:p>2</text:p>
          </table:table-cell>
          <table:table-cell office:value-type="float" office:value="1.59" table:style-name="ce71">
            <text:p>2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67" table:content-validation-name="val2" table:style-name="ce108">
            <text:p>67</text:p>
          </table:table-cell>
          <table:table-cell office:value-type="float" office:value="64.47" table:content-validation-name="val2" table:style-name="ce108">
            <text:p>64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67" table:content-validation-name="val2" table:style-name="ce139">
            <text:p>67</text:p>
          </table:table-cell>
          <table:table-cell office:value-type="float" office:value="64.47" table:content-validation-name="val2" table:style-name="ce139">
            <text:p>64</text:p>
          </table:table-cell>
          <table:table-cell office:value-type="currency" office:value="170269.24" table:content-validation-name="val1" table:style-name="ce15">
            <text:p>£170,269.24</text:p>
          </table:table-cell>
          <table:table-cell office:value-type="currency" office:value="7352.9" table:content-validation-name="val1" table:style-name="ce15">
            <text:p>£7,352.9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33967.82" table:content-validation-name="val1" table:style-name="ce15">
            <text:p>£33,967.82</text:p>
          </table:table-cell>
          <table:table-cell office:value-type="currency" office:value="19572.259999999998" table:content-validation-name="val1" table:style-name="ce15">
            <text:p>£19,572.26</text:p>
          </table:table-cell>
          <table:table-cell office:value-type="currency" office:value="231162.22" table:style-name="ce11">
            <text:p>£231,162.22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31162.22" table:style-name="ce13">
            <text:p>£231,162.22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Ian Berry</dc:creator>
    <meta:creation-date>2012-07-18T14:50:11Z</meta:creation-date>
    <dc:date>2016-06-22T12:01:43Z</dc:date>
  </office:meta>
</office:document-meta>
</file>